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998cm" style:rel-column-width="5101*"/>
    </style:style>
    <style:style style:name="Tableau1.B" style:family="table-column">
      <style:table-column-properties style:column-width="8.003cm" style:rel-column-width="4537*"/>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1.4" style:family="table-row">
      <style:table-row-properties style:min-row-height="0.633cm"/>
    </style:style>
    <style:style style:name="Tableau1.16" style:family="table-row">
      <style:table-row-properties style:min-row-height="0.771cm"/>
    </style:style>
    <style:style style:name="Tableau1.19" style:family="table-row">
      <style:table-row-properties style:min-row-height="0.727cm"/>
    </style:style>
    <style:style style:name="Tableau2" style:family="table">
      <style:table-properties style:width="7.809cm" table:align="margins"/>
    </style:style>
    <style:style style:name="Tableau2.A" style:family="table-column">
      <style:table-column-properties style:column-width="2.604cm" style:rel-column-width="21845*"/>
    </style:style>
    <style:style style:name="Tableau2.A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2" style:family="table">
      <style:table-properties style:width="7.809cm" table:align="margins"/>
    </style:style>
    <style:style style:name="Tableau2.A" style:family="table-column">
      <style:table-column-properties style:column-width="2.604cm" style:rel-column-width="21845*"/>
    </style:style>
    <style:style style:name="Tableau2.A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cc020" officeooo:paragraph-rsid="000cc020"/>
    </style:style>
    <style:style style:name="P2" style:family="paragraph" style:parent-style-name="Standard">
      <style:text-properties officeooo:rsid="000d470e" officeooo:paragraph-rsid="000d470e"/>
    </style:style>
    <style:style style:name="P3" style:family="paragraph" style:parent-style-name="Standard">
      <style:text-properties officeooo:rsid="000d470e" officeooo:paragraph-rsid="000e45d7"/>
    </style:style>
    <style:style style:name="P4" style:family="paragraph" style:parent-style-name="Standard">
      <style:text-properties officeooo:rsid="000d470e" officeooo:paragraph-rsid="000f4021"/>
    </style:style>
    <style:style style:name="P5" style:family="paragraph" style:parent-style-name="Standard">
      <style:text-properties officeooo:rsid="000e45d7" officeooo:paragraph-rsid="000e45d7"/>
    </style:style>
    <style:style style:name="P6" style:family="paragraph" style:parent-style-name="Table_20_Contents">
      <style:text-properties officeooo:rsid="000e45d7" officeooo:paragraph-rsid="000e45d7"/>
    </style:style>
    <style:style style:name="P7" style:family="paragraph" style:parent-style-name="Table_20_Contents">
      <style:paragraph-properties fo:text-align="center" style:justify-single-word="false"/>
      <style:text-properties officeooo:rsid="000e45d7" officeooo:paragraph-rsid="000e45d7"/>
    </style:style>
    <style:style style:name="P8" style:family="paragraph" style:parent-style-name="Standard">
      <style:text-properties officeooo:paragraph-rsid="000e45d7"/>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00f4021" officeooo:paragraph-rsid="000f4021"/>
    </style:style>
    <style:style style:name="P11" style:family="paragraph" style:parent-style-name="Table_20_Contents">
      <style:text-properties officeooo:rsid="0011117f" officeooo:paragraph-rsid="0011117f"/>
    </style:style>
    <style:style style:name="P12" style:family="paragraph" style:parent-style-name="Table_20_Contents">
      <style:text-properties officeooo:rsid="00133f2d" officeooo:paragraph-rsid="00133f2d"/>
    </style:style>
    <style:style style:name="P13" style:family="paragraph" style:parent-style-name="Table_20_Contents">
      <style:text-properties officeooo:rsid="00138b28" officeooo:paragraph-rsid="00138b28"/>
    </style:style>
    <style:style style:name="P14" style:family="paragraph" style:parent-style-name="Table_20_Contents">
      <style:text-properties officeooo:rsid="0014b50f" officeooo:paragraph-rsid="0014b50f"/>
    </style:style>
    <style:style style:name="P15" style:family="paragraph" style:parent-style-name="Table_20_Contents">
      <style:text-properties officeooo:rsid="00151939" officeooo:paragraph-rsid="00151939"/>
    </style:style>
    <style:style style:name="P16" style:family="paragraph" style:parent-style-name="Table_20_Contents">
      <style:text-properties officeooo:rsid="00151939" officeooo:paragraph-rsid="0019d46f"/>
    </style:style>
    <style:style style:name="P17" style:family="paragraph" style:parent-style-name="Table_20_Contents">
      <style:text-properties officeooo:rsid="001a8a2f" officeooo:paragraph-rsid="001a8a2f"/>
    </style:style>
    <style:style style:name="P18" style:family="paragraph" style:parent-style-name="Standard">
      <style:text-properties officeooo:rsid="000e45d7" officeooo:paragraph-rsid="000e45d7"/>
    </style:style>
    <style:style style:name="P19" style:family="paragraph" style:parent-style-name="Standard">
      <style:text-properties officeooo:rsid="000e45d7" officeooo:paragraph-rsid="0029b4d1"/>
    </style:style>
    <style:style style:name="P20" style:family="paragraph" style:parent-style-name="Standard">
      <style:text-properties officeooo:rsid="000cc020" officeooo:paragraph-rsid="000cc020"/>
    </style:style>
    <style:style style:name="P21" style:family="paragraph" style:parent-style-name="Standard">
      <style:text-properties officeooo:rsid="000d470e" officeooo:paragraph-rsid="000e45d7"/>
    </style:style>
    <style:style style:name="P22" style:family="paragraph" style:parent-style-name="Standard">
      <style:paragraph-properties fo:text-align="center" style:justify-single-word="false"/>
      <style:text-properties fo:font-size="36pt" fo:font-weight="bold" officeooo:rsid="002b9d69" officeooo:paragraph-rsid="002b9d69" style:font-size-asian="36pt" style:font-weight-asian="bold" style:font-size-complex="36pt" style:font-weight-complex="bold"/>
    </style:style>
    <style:style style:name="P23" style:family="paragraph" style:parent-style-name="Table_20_Contents">
      <style:text-properties officeooo:rsid="0011117f" officeooo:paragraph-rsid="000e45d7"/>
    </style:style>
    <style:style style:name="P24" style:family="paragraph" style:parent-style-name="Table_20_Contents">
      <style:text-properties officeooo:rsid="001d60bd" officeooo:paragraph-rsid="001d60bd"/>
    </style:style>
    <style:style style:name="P25" style:family="paragraph" style:parent-style-name="Table_20_Contents">
      <style:text-properties officeooo:rsid="001f1567" officeooo:paragraph-rsid="001f1567"/>
    </style:style>
    <style:style style:name="P26" style:family="paragraph" style:parent-style-name="Table_20_Contents">
      <style:text-properties officeooo:rsid="0021dd49" officeooo:paragraph-rsid="0021dd49"/>
    </style:style>
    <style:style style:name="P27" style:family="paragraph" style:parent-style-name="Table_20_Contents">
      <style:text-properties officeooo:rsid="002342fe" officeooo:paragraph-rsid="002342fe"/>
    </style:style>
    <style:style style:name="P28" style:family="paragraph" style:parent-style-name="Table_20_Contents">
      <style:text-properties officeooo:rsid="00241281" officeooo:paragraph-rsid="00241281"/>
    </style:style>
    <style:style style:name="P29" style:family="paragraph" style:parent-style-name="Table_20_Contents">
      <style:text-properties style:text-line-through-style="solid" style:text-line-through-type="single" officeooo:rsid="0021dd49" officeooo:paragraph-rsid="0021dd49"/>
    </style:style>
    <style:style style:name="P30" style:family="paragraph" style:parent-style-name="Table_20_Contents">
      <style:text-properties officeooo:rsid="00298573" officeooo:paragraph-rsid="00298573"/>
    </style:style>
    <style:style style:name="P31" style:family="paragraph" style:parent-style-name="Table_20_Contents">
      <style:text-properties officeooo:rsid="0029b4d1" officeooo:paragraph-rsid="0029b4d1"/>
    </style:style>
    <style:style style:name="P32" style:family="paragraph" style:parent-style-name="Table_20_Contents">
      <style:paragraph-properties fo:text-align="center" style:justify-single-word="false"/>
      <style:text-properties fo:font-size="16pt" fo:font-weight="bold" officeooo:rsid="0029b4d1" officeooo:paragraph-rsid="0029b4d1" style:font-size-asian="16pt" style:font-weight-asian="bold" style:font-size-complex="16pt" style:font-weight-complex="bold"/>
    </style:style>
    <style:style style:name="T1" style:family="text">
      <style:text-properties officeooo:rsid="000d470e"/>
    </style:style>
    <style:style style:name="T2" style:family="text">
      <style:text-properties officeooo:rsid="000e45d7"/>
    </style:style>
    <style:style style:name="T3" style:family="text">
      <style:text-properties officeooo:rsid="000f4021"/>
    </style:style>
    <style:style style:name="T4" style:family="text">
      <style:text-properties fo:font-weight="bold" officeooo:rsid="000f4021" style:font-weight-asian="bold" style:font-weight-complex="bold"/>
    </style:style>
    <style:style style:name="T5" style:family="text">
      <style:text-properties fo:font-weight="bold" officeooo:rsid="00156f14" style:font-weight-asian="bold" style:font-weight-complex="bold"/>
    </style:style>
    <style:style style:name="T6" style:family="text">
      <style:text-properties fo:font-weight="normal" officeooo:rsid="000f4021" style:font-weight-asian="normal" style:font-weight-complex="normal"/>
    </style:style>
    <style:style style:name="T7" style:family="text">
      <style:text-properties fo:font-weight="normal" officeooo:rsid="00156f14" style:font-weight-asian="normal" style:font-weight-complex="normal"/>
    </style:style>
    <style:style style:name="T8" style:family="text">
      <style:text-properties officeooo:rsid="00124bc8"/>
    </style:style>
    <style:style style:name="T9" style:family="text">
      <style:text-properties officeooo:rsid="001522ab"/>
    </style:style>
    <style:style style:name="T10" style:family="text">
      <style:text-properties officeooo:rsid="001800b7"/>
    </style:style>
    <style:style style:name="T11" style:family="text">
      <style:text-properties officeooo:rsid="0019d46f"/>
    </style:style>
    <style:style style:name="T12" style:family="text">
      <style:text-properties officeooo:rsid="001bef29"/>
    </style:style>
    <style:style style:name="T13" style:family="text">
      <style:text-properties officeooo:rsid="001d60bd"/>
    </style:style>
    <style:style style:name="T14" style:family="text">
      <style:text-properties officeooo:rsid="00208e7a"/>
    </style:style>
    <style:style style:name="T15" style:family="text">
      <style:text-properties officeooo:rsid="002273d7"/>
    </style:style>
    <style:style style:name="T16" style:family="text">
      <style:text-properties officeooo:rsid="002342fe"/>
    </style:style>
    <style:style style:name="T17" style:family="text">
      <style:text-properties officeooo:rsid="00241281"/>
    </style:style>
    <style:style style:name="T18" style:family="text">
      <style:text-properties officeooo:rsid="00260131"/>
    </style:style>
    <style:style style:name="T19" style:family="text">
      <style:text-properties officeooo:rsid="002735da"/>
    </style:style>
    <style:style style:name="T20" style:family="text">
      <style:text-properties officeooo:rsid="002858b1"/>
    </style:style>
    <style:style style:name="T21" style:family="text">
      <style:text-properties style:text-line-through-style="none" style:text-line-through-type="none" officeooo:rsid="002858b1"/>
    </style:style>
    <style:style style:name="T22" style:family="text">
      <style:text-properties officeooo:rsid="0029b4d1"/>
    </style:style>
    <style:style style:name="T23" style:family="text">
      <style:text-properties fo:font-size="16pt" style:font-size-asian="16pt" style:font-size-complex="16pt"/>
    </style:style>
    <style:style style:name="T24" style:family="text">
      <style:text-properties fo:font-size="16pt" officeooo:rsid="0029b4d1"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22">R</text:span>apport d’analyse</text:p>
      <text:p text:style-name="P1"/>
      <text:p text:style-name="P1"/>
      <table:table table:name="Tableau1" table:style-name="Tableau1">
        <table:table-column table:style-name="Tableau1.A"/>
        <table:table-column table:style-name="Tableau1.B"/>
        <table:table-row>
          <table:table-cell table:style-name="Tableau1.A1" office:value-type="string">
            <text:p text:style-name="P32">Décomposition en élément simple</text:p>
          </table:table-cell>
          <table:table-cell table:style-name="Tableau1.B1" office:value-type="string">
            <text:p text:style-name="P32">Analyse</text:p>
          </table:table-cell>
        </table:table-row>
        <table:table-row>
          <table:table-cell table:style-name="Tableau1.A2" office:value-type="string">
            <text:p text:style-name="P3">Le jeu est constitué de 84 tuiles dont 12 tuiles avec des rivière qui ne seront pas utilisé pour cette version.<text:span text:style-name="T19">Soit 72 tuiles.</text:span></text:p>
          </table:table-cell>
          <table:table-cell table:style-name="Tableau1.B2" office:value-type="string">
            <text:p text:style-name="P23">Les informations présente sur les tuiles doivent être immuable car la nature des tuiles ne peut être changé. <text:span text:style-name="T19">72 tuiles non modifiable <text:s/>doivent exister.</text:span></text:p>
          </table:table-cell>
        </table:table-row>
        <table:table-row>
          <table:table-cell table:style-name="Tableau1.A2" office:value-type="string">
            <text:p text:style-name="P3"><text:span text:style-name="T2">Une tuile </text:span><text:span text:style-name="T3">et décomposable en 5 morceau </text:span><text:span text:style-name="T2">localisé sur la tuile </text:span><text:span text:style-name="T3">à </text:span><text:span text:style-name="T4">droite</text:span><text:span text:style-name="T3">, en </text:span><text:span text:style-name="T4">haut</text:span><text:span text:style-name="T3">, à </text:span><text:span text:style-name="T4">gauche</text:span><text:span text:style-name="T3">, en </text:span><text:span text:style-name="T4">bas</text:span><text:span text:style-name="T3"> et au </text:span><text:span text:style-name="T4">milieu</text:span><text:span text:style-name="T3">.<text:line-break/>Un morceau de tuile peut être :</text:span></text:p>
            <text:p text:style-name="P3">- <text:span text:style-name="T3">Un </text:span><text:span text:style-name="T4">pré</text:span></text:p>
            <text:p text:style-name="P3">- <text:span text:style-name="T3">Une </text:span><text:span text:style-name="T4">route</text:span></text:p>
            <text:p text:style-name="P4"><text:span text:style-name="T4">- </text:span><text:span text:style-name="T6">Une</text:span><text:span text:style-name="T4"> ville</text:span></text:p>
            <text:p text:style-name="P3">- <text:span text:style-name="T3">Une ville avec </text:span><text:span text:style-name="T4">blason</text:span></text:p>
            <text:p text:style-name="P8"><text:span text:style-name="T1">- </text:span><text:span text:style-name="T3">Un </text:span><text:span text:style-name="T4">carrefour</text:span><text:span text:style-name="T6"> </text:span><text:span text:style-name="T7">(ou </text:span><text:span text:style-name="T5">village</text:span><text:span text:style-name="T7">)</text:span></text:p>
            <text:p text:style-name="P3">- <text:span text:style-name="T3">Une </text:span><text:span text:style-name="T4">abbaye</text:span></text:p>
          </table:table-cell>
          <table:table-cell table:style-name="Tableau1.B2" office:value-type="string">
            <text:p text:style-name="P10">Chaque tuile peut donc être représente comme ceci :</text:p>
            <text:p text:style-name="P6"/>
            <table:table table:name="Tableau2" table:style-name="Tableau2">
              <table:table-column table:style-name="Tableau2.A" table:number-columns-repeated="3"/>
              <table:table-row>
                <table:table-cell table:style-name="Tableau2.A1" office:value-type="string">
                  <text:p text:style-name="P7"/>
                </table:table-cell>
                <table:table-cell table:style-name="Tableau2.A1" office:value-type="string">
                  <text:p text:style-name="P7">X</text:p>
                </table:table-cell>
                <table:table-cell table:style-name="Tableau2.C1" office:value-type="string">
                  <text:p text:style-name="P9"/>
                </table:table-cell>
              </table:table-row>
              <table:table-row>
                <table:table-cell table:style-name="Tableau2.A2" office:value-type="string">
                  <text:p text:style-name="P7">X</text:p>
                </table:table-cell>
                <table:table-cell table:style-name="Tableau2.A2" office:value-type="string">
                  <text:p text:style-name="P7">X</text:p>
                </table:table-cell>
                <table:table-cell table:style-name="Tableau2.C2" office:value-type="string">
                  <text:p text:style-name="P7">X</text:p>
                </table:table-cell>
              </table:table-row>
              <table:table-row>
                <table:table-cell table:style-name="Tableau2.A2" office:value-type="string">
                  <text:p text:style-name="P9"/>
                </table:table-cell>
                <table:table-cell table:style-name="Tableau2.A2" office:value-type="string">
                  <text:p text:style-name="P7">X</text:p>
                </table:table-cell>
                <table:table-cell table:style-name="Tableau2.C2" office:value-type="string">
                  <text:p text:style-name="P9"/>
                </table:table-cell>
              </table:table-row>
            </table:table>
            <text:p text:style-name="P6"><text:line-break/><text:span text:style-name="T3">X prend l’une des valeurs suivante : ville, pré, route, ville avec blason, village, abbaye.</text:span></text:p>
          </table:table-cell>
        </table:table-row>
        <table:table-row table:style-name="Tableau1.4">
          <table:table-cell table:style-name="Tableau1.A2" office:value-type="string">
            <text:p text:style-name="P5">Les tuiles doivent être empilé face caché et mélangé afin de former la pioche.</text:p>
          </table:table-cell>
          <table:table-cell table:style-name="Tableau1.B2" office:value-type="string">
            <text:p text:style-name="P11">Il faut que seul la tuile au dessus de la pile puissent être pioché et que les tuiles constituant la pile soit agencé dans un ordre aléatoire.</text:p>
          </table:table-cell>
        </table:table-row>
        <table:table-row table:style-name="Tableau1.4">
          <table:table-cell table:style-name="Tableau1.A2" office:value-type="string">
            <text:p text:style-name="P11">Les tuiles doivent pouvoir être posé sur la table, les unes à côté des autre. On sous entend dans les règle que la table est de taille infini car il n’est pas prévu qu’un joueurs ne puissent pas poser une tuile si il atteint le bord de la table.</text:p>
          </table:table-cell>
          <table:table-cell table:style-name="Tableau1.B2" office:value-type="string">
            <text:p text:style-name="P6">Les tuiles doivent donc pouvoir être posé sur une grille les une à côté de autre. La taille de cette grille doit pouvoir être augmenté <text:span text:style-name="T8">jusqu’à ce que toute les tuiles soit posé </text:span>pour pouvoir permettre au joueurs de poser une tuile adjacent à n’importe qu’elle autre.</text:p>
          </table:table-cell>
        </table:table-row>
        <table:table-row table:style-name="Tableau1.4">
          <table:table-cell table:style-name="Tableau1.A2" office:value-type="string">
            <text:p text:style-name="P12">Le jeu se joue de 2 à 5 joueurs</text:p>
          </table:table-cell>
          <table:table-cell table:style-name="Tableau1.B2" office:value-type="string">
            <text:p text:style-name="P12">Le nombre de joueurs maximum est de 2, le nombre minimum est de 5.</text:p>
          </table:table-cell>
        </table:table-row>
        <table:table-row table:style-name="Tableau1.4">
          <table:table-cell table:style-name="Tableau1.A2" office:value-type="string">
            <text:p text:style-name="P12">On trouve dans la boîte du jeu 40 meeples de 5 couleurs différente soit 8 meeples par joueurs.</text:p>
          </table:table-cell>
          <table:table-cell table:style-name="Tableau1.B2" office:value-type="string">
            <text:p text:style-name="P12">Chaque joueurs commence la partie avec 5 meeples qui doit pouvoir dépensé et regagner mais il ne doit jamais avoir plus de 8 meeples ou moins de 0.</text:p>
          </table:table-cell>
        </table:table-row>
        <table:table-row table:style-name="Tableau1.4">
          <table:table-cell table:style-name="Tableau1.A2" office:value-type="string">
            <text:p text:style-name="P13">Les joueurs joue tour à tour.</text:p>
          </table:table-cell>
          <table:table-cell table:style-name="Tableau1.B2" office:value-type="string">
            <text:p text:style-name="P13">Le joueurs dont c’est le tour doit pouvoir être identifié.</text:p>
          </table:table-cell>
        </table:table-row>
        <table:table-row table:style-name="Tableau1.4">
          <table:table-cell table:style-name="Tableau1.A2" office:value-type="string">
            <text:p text:style-name="P14">Une fois une tuile posé si la situation le permet le joueurs peut poser un meeple sur la case qu’il vient de posé.</text:p>
          </table:table-cell>
          <table:table-cell table:style-name="Tableau1.B2" office:value-type="string">
            <text:p text:style-name="P14">Un fois une tuile posé il faut vérifier les cases adjacente à la tuile qui vient d’être posé et effectué un parcours sur ces dernière afin de déterminé si nous sommes dans une situation permettant au joueurs de poser un meeple sur sa tuile. Le joueurs indique ensuite si il désirs poser un meeple si oui alors poser le meeple sur la tuile.</text:p>
          </table:table-cell>
        </table:table-row>
        <table:table-row table:style-name="Tableau1.4">
          <table:table-cell table:style-name="Tableau1.A2" office:value-type="string">
            <text:p text:style-name="P14">Un meeple peut être présent sur une tuile.</text:p>
          </table:table-cell>
          <table:table-cell table:style-name="Tableau1.B2" office:value-type="string">
            <text:p text:style-name="P14">Un indicateur sur chaque tuile doit représenté <text:soft-page-break/>si oui ou non un meeple est actuellement sur la tuile et si oui à quelle joueurs il appartient.</text:p>
          </table:table-cell>
        </table:table-row>
        <table:table-row table:style-name="Tableau1.4">
          <table:table-cell table:style-name="Tableau1.A2" office:value-type="string">
            <text:p text:style-name="P30">Il est impossible de placer un meeple sur un meeple sur une zone qui appartient déjà à un autre joueur.</text:p>
          </table:table-cell>
          <table:table-cell table:style-name="Tableau1.B2" office:value-type="string">
            <text:p text:style-name="P30">Avant de proposer au joueurs de placer le meeple sur un morceau de sa tuile il faut vérifier que aucun meeple ne contrôle déjà cette zonepar exemple pour une route il faut vérifier qu’elle n’est pas relié à d’autre route et si c’est le cas il faut vérifier que aucun meeple n’est déjà présent sur cette route. Si et seulement si ces conditions sont respecté alors proposer au joueurs de placer son meeple sur la route.</text:p>
          </table:table-cell>
        </table:table-row>
        <table:table-row table:style-name="Tableau1.4">
          <table:table-cell table:style-name="Tableau1.A2" office:value-type="string">
            <text:p text:style-name="P15">Les meeple sur une route qui vient d’être terminé doivent être retir<text:span text:style-name="T10">é</text:span> et les points doivent être compté. </text:p>
          </table:table-cell>
          <table:table-cell table:style-name="Tableau1.B2" office:value-type="string">
            <text:p text:style-name="P15">Si les deux extrémité d’une route sont adjacente à une ville ou un village ou une ville avec un blason <text:span text:style-name="T9">ou une abbaye ou que la route se referme avec elle même</text:span> alors il faut retirer tout les meeple sur cette dernière puis le ou les joueurs aillant le plus de meeple sur cette dernière récupérer 1 point par tuile route.</text:p>
          </table:table-cell>
        </table:table-row>
        <table:table-row table:style-name="Tableau1.4">
          <table:table-cell table:style-name="Tableau1.A2" office:value-type="string">
            <text:p text:style-name="P16"><text:span text:style-name="T13">Une fois u</text:span>ne <text:span text:style-name="T11">ville</text:span> <text:span text:style-name="T11">fermé </text:span><text:span text:style-name="T13">les meeples</text:span><text:span text:style-name="T11"> doivent être retiré d’elle</text:span> et les points doivent être compté. <text:span text:style-name="T12">Ainsi Le joueur qui contrôle la ville gagne 2 points par case ville et 4point par case ville avec un blason.</text:span></text:p>
          </table:table-cell>
          <table:table-cell table:style-name="Tableau1.B2" office:value-type="string">
            <text:p text:style-name="P17">Quand une tuile ville est posé sur la grille toute les cases ville adjacente les unes aux autre doivent être vérifié de sorte à déterminé si la ville est fermé. <text:span text:style-name="T12">Si la ville est fermé il faut ajouté 2 point pour chaque case ville et 4 point pour chaque blason au joueurs.</text:span></text:p>
          </table:table-cell>
        </table:table-row>
        <table:table-row table:style-name="Tableau1.4">
          <table:table-cell table:style-name="Tableau1.A2" office:value-type="string">
            <text:p text:style-name="P24">Les abbayes rapportent 1 point par case l’entourant, si elle est complètement entouré retirer le meeple. </text:p>
          </table:table-cell>
          <table:table-cell table:style-name="Tableau1.B2" office:value-type="string">
            <text:p text:style-name="P25">Chaque fois qu’un case est posé à côté d’une abbaye il faut vérifier si elle complètement entouré. Si oui retirer le meeple et ajouter <text:span text:style-name="T14">9</text:span> point au joueurs qui possède le meeple sinon ne rien faire.</text:p>
          </table:table-cell>
        </table:table-row>
        <table:table-row table:style-name="Tableau1.4">
          <table:table-cell table:style-name="Tableau1.A2" office:value-type="string">
            <text:p text:style-name="P26">La partie se termine quand toute les tuiles ont était joué.</text:p>
          </table:table-cell>
          <table:table-cell table:style-name="Tableau1.B2" office:value-type="string">
            <text:p text:style-name="P26">Lorsque le nombre de tuile dans la pile atteint 0 et que le joueur à terminé son tour, arrêter la partie.</text:p>
          </table:table-cell>
        </table:table-row>
        <table:table-row table:style-name="Tableau1.16">
          <table:table-cell table:style-name="Tableau1.A2" office:value-type="string">
            <text:p text:style-name="P26">Une fois la partie terminé compter les points restant suivant d’autre règle.</text:p>
          </table:table-cell>
          <table:table-cell table:style-name="Tableau1.B2" office:value-type="string">
            <text:p text:style-name="P26">Une fois la partie terminé parcourir toute la grille pour vérifier si un meeple est sur une case, si oui compter les points de cette case en fonction de son type.</text:p>
          </table:table-cell>
        </table:table-row>
        <table:table-row table:style-name="Tableau1.16">
          <table:table-cell table:style-name="Tableau1.A2" office:value-type="string">
            <text:p text:style-name="P26"><text:span text:style-name="T17">EN fin de partie u</text:span>ne route incomplète rapporte 1 point au/x joueur/s qui l’a possède.</text:p>
          </table:table-cell>
          <table:table-cell table:style-name="Tableau1.B2" office:value-type="string">
            <text:p text:style-name="P26">Adapter la méthode de comptage de point des route pour la fin de partie. <text:span text:style-name="T16">Rien ne change sauf le fait que la route n’est pas forcément fermé.</text:span></text:p>
          </table:table-cell>
        </table:table-row>
        <table:table-row table:style-name="Tableau1.16">
          <table:table-cell table:style-name="Tableau1.A2" office:value-type="string">
            <text:p text:style-name="P26"><text:span text:style-name="T17">En fin de partie l</text:span>es pr<text:span text:style-name="T17">é</text:span>s ne sont évalué que à la fin de la partie. Il rapporte 3 points par ville adjacente au prés.</text:p>
          </table:table-cell>
          <table:table-cell table:style-name="Tableau1.B2" office:value-type="string">
            <text:p text:style-name="P29"><text:span text:style-name="T21">Non implémenté dans cette version.</text:span><text:span text:style-name="T20"> </text:span>Lors du parcours de la grille en fin de jeu chaque sur chaque case avec un meeple sur un près faire la liste de toute les ville adjacente au près <text:span text:style-name="T15">et de tout les meeple sur ses case </text:span>puis rajouter 3 point <text:span text:style-name="T15">par ville </text:span>au/x joueur/s qui a/<text:span text:style-name="T15">ont</text:span> le plus <text:soft-page-break/>de <text:span text:style-name="T15">de meeples sur les prés.</text:span></text:p>
          </table:table-cell>
        </table:table-row>
        <table:table-row table:style-name="Tableau1.19">
          <table:table-cell table:style-name="Tableau1.A2" office:value-type="string">
            <text:p text:style-name="P27">Une ville incomplète rapporte la moitié des points (blason compris) qu’elle devrait rapporter <text:span text:style-name="T17">en fin de partie</text:span>.</text:p>
          </table:table-cell>
          <table:table-cell table:style-name="Tableau1.B2" office:value-type="string">
            <text:p text:style-name="P27">Adapter la méthode permettant de compter les points d’une ville fermé et réduire de moitié le nombre de points offert par les cases ville.</text:p>
          </table:table-cell>
        </table:table-row>
        <table:table-row table:style-name="Tableau1.19">
          <table:table-cell table:style-name="Tableau1.A2" office:value-type="string">
            <text:p text:style-name="P28">En fin de partie les abbayes sur lesquelles sont placé un meeple rapport 1 points par case adjacente.</text:p>
          </table:table-cell>
          <table:table-cell table:style-name="Tableau1.B2" office:value-type="string">
            <text:p text:style-name="P28">Lors du parcours de la grille en fin de partie, compter le nombre de point adjacent à une abbaye sur laquelle se trouve un meeple et ajouter ses points au score du joueurs <text:span text:style-name="T18">possédant le</text:span> meeple.</text:p>
          </table:table-cell>
        </table:table-row>
        <table:table-row table:style-name="Tableau1.19">
          <table:table-cell table:style-name="Tableau1.A2" office:value-type="string">
            <text:p text:style-name="P19">Le jeu est <text:span text:style-name="T22">co</text:span>nstitué d’un plateau de jeu servant à compter les points.</text:p>
          </table:table-cell>
          <table:table-cell table:style-name="Tableau1.B2" office:value-type="string">
            <text:p text:style-name="P31">Chaque joueurs a un compteur de point.</text:p>
          </table:table-cell>
        </table:table-row>
      </table:table>
      <text:p text:style-name="P5"><text:s/></text:p>
      <text:p text:style-name="P2"/>
      <text:p text:style-name="P5"/>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0:26:14.006051976</meta:creation-date>
    <meta:generator>LibreOffice/24.2.5.2$Linux_X86_64 LibreOffice_project/420$Build-2</meta:generator>
    <dc:date>2025-03-04T17:49:03.190448625</dc:date>
    <meta:editing-duration>PT1H25M39S</meta:editing-duration>
    <meta:editing-cycles>29</meta:editing-cycles>
    <meta:document-statistic meta:table-count="2" meta:image-count="0" meta:object-count="0" meta:page-count="3" meta:paragraph-count="56" meta:word-count="1111" meta:character-count="5930" meta:non-whitespace-character-count="4869"/>
  </office:meta>
</office:document-meta>
</file>